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3.962cm" svg:y="5.253cm">
            <draw:object draw:notify-on-update-of-ranges="results.A11:results.A18 results.A10:results.A10 results.C11:results.C18 results.A19:results.A19 results.C20:results.C27 results.A28:results.A28 results.D29:results.D36 results.A37:results.A37 results.D38:results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style-name="ce3" office:value-type="string" calcext:value-type="string">
            <text:p>DPC+++ GPU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834025" calcext:value-type="float">
            <text:p>0,834025</text:p>
          </table:table-cell>
          <table:table-cell table:style-name="ce3" office:value-type="float" office:value="2.57484" calcext:value-type="float">
            <text:p>2,57484</text:p>
          </table:table-cell>
          <table:table-cell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3.5133" calcext:value-type="float">
            <text:p>3,5133</text:p>
          </table:table-cell>
          <table:table-cell table:style-name="ce3" office:value-type="float" office:value="4.88995" calcext:value-type="float">
            <text:p>4,88995</text:p>
          </table:table-cell>
          <table:table-cell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1.8143" calcext:value-type="float">
            <text:p>11,8143</text:p>
          </table:table-cell>
          <table:table-cell table:style-name="ce3" office:value-type="float" office:value="4.90778" calcext:value-type="float">
            <text:p>4,90778</text:p>
          </table:table-cell>
          <table:table-cell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8.232" calcext:value-type="float">
            <text:p>28,232</text:p>
          </table:table-cell>
          <table:table-cell table:style-name="ce3" office:value-type="float" office:value="4.86819" calcext:value-type="float">
            <text:p>4,86819</text:p>
          </table:table-cell>
          <table:table-cell/>
        </table:table-row>
        <table:table-row table:style-name="ro1"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54.9395" calcext:value-type="float">
            <text:p>54,9395</text:p>
          </table:table-cell>
          <table:table-cell table:style-name="ce3" office:value-type="float" office:value="4.88602" calcext:value-type="float">
            <text:p>4,88602</text:p>
          </table:table-cell>
          <table:table-cell/>
        </table:table-row>
        <table:table-row table:style-name="ro1"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94.8362" calcext:value-type="float">
            <text:p>94,8362</text:p>
          </table:table-cell>
          <table:table-cell table:style-name="ce3" office:value-type="float" office:value="4.89113" calcext:value-type="float">
            <text:p>4,89113</text:p>
          </table:table-cell>
          <table:table-cell/>
        </table:table-row>
        <table:table-row table:style-name="ro1">
          <table:table-cell table:style-name="ce3" office:value-type="float" office:value="7168" calcext:value-type="float">
            <text:p>7168</text:p>
          </table:table-cell>
          <table:table-cell table:style-name="ce3" office:value-type="float" office:value="150.494" calcext:value-type="float">
            <text:p>150,494</text:p>
          </table:table-cell>
          <table:table-cell table:style-name="ce3" office:value-type="float" office:value="4.89447" calcext:value-type="float">
            <text:p>4,89447</text:p>
          </table:table-cell>
          <table:table-cell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25.538" calcext:value-type="float">
            <text:p>225,538</text:p>
          </table:table-cell>
          <table:table-cell table:style-name="ce3" office:value-type="float" office:value="4.87505" calcext:value-type="float">
            <text:p>4,87505</text:p>
          </table:table-cell>
          <table:table-cell/>
        </table:table-row>
        <table:table-row table:style-name="ro1">
          <table:table-cell table:style-name="ce4" office:value-type="string" calcext:value-type="string">
            <text:p>DPC++ CPU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401251" calcext:value-type="float">
            <text:p>0,401251</text:p>
          </table:table-cell>
          <table:table-cell table:style-name="ce4" office:value-type="float" office:value="5.35197" calcext:value-type="float">
            <text:p>5,35197</text:p>
          </table:table-cell>
          <table:table-cell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951195" calcext:value-type="float">
            <text:p>0,951195</text:p>
          </table:table-cell>
          <table:table-cell table:style-name="ce4" office:value-type="float" office:value="18.0614" calcext:value-type="float">
            <text:p>18,0614</text:p>
          </table:table-cell>
          <table:table-cell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3.17237" calcext:value-type="float">
            <text:p>3,17237</text:p>
          </table:table-cell>
          <table:table-cell table:style-name="ce4" office:value-type="float" office:value="18.2772" calcext:value-type="float">
            <text:p>18,2772</text:p>
          </table:table-cell>
          <table:table-cell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7.61277" calcext:value-type="float">
            <text:p>7,61277</text:p>
          </table:table-cell>
          <table:table-cell table:style-name="ce4" office:value-type="float" office:value="18.0537" calcext:value-type="float">
            <text:p>18,0537</text:p>
          </table:table-cell>
          <table:table-cell/>
        </table:table-row>
        <table:table-row table:style-name="ro1"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14.6313" calcext:value-type="float">
            <text:p>14,6313</text:p>
          </table:table-cell>
          <table:table-cell table:style-name="ce4" office:value-type="float" office:value="18.3467" calcext:value-type="float">
            <text:p>18,3467</text:p>
          </table:table-cell>
          <table:table-cell/>
        </table:table-row>
        <table:table-row table:style-name="ro1"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25.5536" calcext:value-type="float">
            <text:p>25,5536</text:p>
          </table:table-cell>
          <table:table-cell table:style-name="ce4" office:value-type="float" office:value="18.1523" calcext:value-type="float">
            <text:p>18,1523</text:p>
          </table:table-cell>
          <table:table-cell/>
        </table:table-row>
        <table:table-row table:style-name="ro1"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40.1111" calcext:value-type="float">
            <text:p>40,1111</text:p>
          </table:table-cell>
          <table:table-cell table:style-name="ce4" office:value-type="float" office:value="18.3637" calcext:value-type="float">
            <text:p>18,3637</text:p>
          </table:table-cell>
          <table:table-cell/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60.7137" calcext:value-type="float">
            <text:p>60,7137</text:p>
          </table:table-cell>
          <table:table-cell table:style-name="ce4" office:value-type="float" office:value="18.1098" calcext:value-type="float">
            <text:p>18,1098</text:p>
          </table:table-cell>
          <table:table-cell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3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.82224" calcext:value-type="float">
            <text:p>1,82224</text:p>
          </table:table-cell>
          <table:table-cell table:style-name="ce10" office:value-type="float" office:value="1.83055" calcext:value-type="float">
            <text:p>1,83055</text:p>
          </table:table-cell>
          <table:table-cell table:style-name="ce10" office:value-type="float" office:value="1.17848" calcext:value-type="float">
            <text:p>1,17848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7.20047" calcext:value-type="float">
            <text:p>7,20047</text:p>
          </table:table-cell>
          <table:table-cell table:style-name="ce10" office:value-type="float" office:value="7.25055" calcext:value-type="float">
            <text:p>7,25055</text:p>
          </table:table-cell>
          <table:table-cell table:style-name="ce10" office:value-type="float" office:value="2.38594" calcext:value-type="float">
            <text:p>2,38594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0" office:value-type="float" office:value="23.7657" calcext:value-type="float">
            <text:p>23,7657</text:p>
          </table:table-cell>
          <table:table-cell table:style-name="ce10" office:value-type="float" office:value="23.877" calcext:value-type="float">
            <text:p>23,877</text:p>
          </table:table-cell>
          <table:table-cell table:style-name="ce10" office:value-type="float" office:value="2.43974" calcext:value-type="float">
            <text:p>2,43974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45.4295" calcext:value-type="float">
            <text:p>45,4295</text:p>
          </table:table-cell>
          <table:table-cell table:style-name="ce10" office:value-type="float" office:value="45.5475" calcext:value-type="float">
            <text:p>45,5475</text:p>
          </table:table-cell>
          <table:table-cell table:style-name="ce10" office:value-type="float" office:value="3.02532" calcext:value-type="float">
            <text:p>3,02532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0" office:value-type="float" office:value="82.1329" calcext:value-type="float">
            <text:p>82,1329</text:p>
          </table:table-cell>
          <table:table-cell table:style-name="ce10" office:value-type="float" office:value="82.3576" calcext:value-type="float">
            <text:p>82,3576</text:p>
          </table:table-cell>
          <table:table-cell table:style-name="ce10" office:value-type="float" office:value="3.26831" calcext:value-type="float">
            <text:p>3,26831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0" office:value-type="float" office:value="135.235" calcext:value-type="float">
            <text:p>135,235</text:p>
          </table:table-cell>
          <table:table-cell table:style-name="ce10" office:value-type="float" office:value="135.477" calcext:value-type="float">
            <text:p>135,477</text:p>
          </table:table-cell>
          <table:table-cell table:style-name="ce10" office:value-type="float" office:value="3.42999" calcext:value-type="float">
            <text:p>3,42999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0" office:value-type="float" office:value="269.121" calcext:value-type="float">
            <text:p>269,121</text:p>
          </table:table-cell>
          <table:table-cell table:style-name="ce10" office:value-type="float" office:value="269.446" calcext:value-type="float">
            <text:p>269,446</text:p>
          </table:table-cell>
          <table:table-cell table:style-name="ce10" office:value-type="float" office:value="2.73701" calcext:value-type="float">
            <text:p>2,73701</text:p>
          </table:table-cell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0" office:value-type="float" office:value="359.525" calcext:value-type="float">
            <text:p>359,525</text:p>
          </table:table-cell>
          <table:table-cell table:style-name="ce10" office:value-type="float" office:value="359.948" calcext:value-type="float">
            <text:p>359,948</text:p>
          </table:table-cell>
          <table:table-cell table:style-name="ce10" office:value-type="float" office:value="3.05824" calcext:value-type="float">
            <text:p>3,05824</text:p>
          </table:table-cell>
        </table:table-row>
      </table:table>
      <table:table table:name="speedup" table:style-name="ta1">
        <table:shapes>
          <draw:frame draw:z-index="0" draw:style-name="gr1" draw:text-style-name="P1" svg:width="13.822cm" svg:height="9.005cm" svg:x="20.017cm" svg:y="2.23cm">
            <draw:object draw:notify-on-update-of-ranges="speedup.E28:speedup.E36 speedup.B28:speedup.B28 speedup.C28:speedup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TS/T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=(1-s)/P +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1/((1-s)/P + s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– s = </text:p>
          </table:table-cell>
          <table:table-cell table:formula="of:=([.C6]/[.D6] + [.C7]/[.D7] + [.C8]/[.D8] + [.C9]/[.D9]) / 4" office:value-type="float" office:value="0.998079668666589" calcext:value-type="float">
            <text:p>0,998079668666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 </text:p>
          </table:table-cell>
          <table:table-cell table:formula="of:= 1 - [.C25]" office:value-type="float" office:value="0.00192033133341152" calcext:value-type="float">
            <text:p>0,00192033133341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</text:p>
          </table:table-cell>
          <table:table-cell table:formula="of:=1/(([.C25]/2) + [.C26])" office:value-type="float" office:value="1.99616669854208" calcext:value-type="float">
            <text:p>1,996166698542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4) + [.C26])" office:value-type="float" office:value="3.97708801977964" calcext:value-type="float">
            <text:p>3,977088019779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8) + [.C26])" office:value-type="float" office:value="7.89388783888389" calcext:value-type="float">
            <text:p>7,893887838883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6) + [.C26])" office:value-type="float" office:value="15.5520244035969" calcext:value-type="float">
            <text:p>15,55202440359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32) + [.C26])" office:value-type="float" office:value="30.2020629950076" calcext:value-type="float">
            <text:p>30,20206299500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64) + [.C26])" office:value-type="float" office:value="57.0928563404899" calcext:value-type="float">
            <text:p>57,092856340489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28) + [.C26])" office:value-type="float" office:value="102.903645068655" calcext:value-type="float">
            <text:p>102,90364506865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peedup Inf = </text:p>
          </table:table-cell>
          <table:table-cell table:formula="of:=1/[.C26]" office:value-type="float" office:value="520.743468901002" calcext:value-type="float">
            <text:p>520,743468901002</text:p>
          </table:table-cell>
        </table:table-row>
        <table:table-row table:style-name="ro1">
          <table:table-cell table:number-columns-repeated="2"/>
          <table:table-cell table:formula="of:=1/(([.C25]/512) + [.C26])" office:value-type="float" office:value="258.417585488875" calcext:value-type="float">
            <text:p>258,417585488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024) + [.C26])" office:value-type="float" office:value="345.420934822962" calcext:value-type="float">
            <text:p>345,4209348229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table table:name="results_LU" table:style-name="ta1">
        <table:shapes>
          <draw:frame draw:z-index="0" draw:style-name="gr1" draw:text-style-name="P1" svg:width="15.999cm" svg:height="8.999cm" svg:x="11.717cm" svg:y="8.937cm">
            <draw:object draw:notify-on-update-of-ranges="results_LU.A29:results_LU.A36 results.A10:results.A10 results.C11:results.C18 results.A19:results.A19 results.C20:results.C27 results.A28:results.A28 results_LU.C29:results_LU.C36 results.A37:results.A37 results_LU.C38:results_LU.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 table:number-rows-repeated="27">
          <table:table-cell table:number-columns-repeated="3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2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11" office:value-type="float" office:value="0.265035" calcext:value-type="float">
            <text:p>0,265035</text:p>
          </table:table-cell>
          <table:table-cell table:style-name="ce8" office:value-type="float" office:value="8.10265" calcext:value-type="float">
            <text:p>8,10265</text:p>
          </table:table-cell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11" office:value-type="float" office:value="4.62945" calcext:value-type="float">
            <text:p>4,62945</text:p>
          </table:table-cell>
          <table:table-cell table:style-name="ce8" office:value-type="float" office:value="3.71099" calcext:value-type="float">
            <text:p>3,71099</text:p>
          </table:table-cell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11" office:value-type="float" office:value="15.1252" calcext:value-type="float">
            <text:p>15,1252</text:p>
          </table:table-cell>
          <table:table-cell table:style-name="ce8" office:value-type="float" office:value="3.83349" calcext:value-type="float">
            <text:p>3,83349</text:p>
          </table:table-cell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11" office:value-type="float" office:value="35.7279" calcext:value-type="float">
            <text:p>35,7279</text:p>
          </table:table-cell>
          <table:table-cell table:style-name="ce8" office:value-type="float" office:value="3.84682" calcext:value-type="float">
            <text:p>3,84682</text:p>
          </table:table-cell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11" office:value-type="float" office:value="69.0606" calcext:value-type="float">
            <text:p>69,0606</text:p>
          </table:table-cell>
          <table:table-cell table:style-name="ce8" office:value-type="float" office:value="3.88696" calcext:value-type="float">
            <text:p>3,88696</text:p>
          </table:table-cell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11" office:value-type="float" office:value="118.688" calcext:value-type="float">
            <text:p>118,688</text:p>
          </table:table-cell>
          <table:table-cell table:style-name="ce8" office:value-type="float" office:value="3.90818" calcext:value-type="float">
            <text:p>3,90818</text:p>
          </table:table-cell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11" office:value-type="float" office:value="179.702" calcext:value-type="float">
            <text:p>179,702</text:p>
          </table:table-cell>
          <table:table-cell table:style-name="ce8" office:value-type="float" office:value="3.72575" calcext:value-type="float">
            <text:p>3,72575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11" office:value-type="float" office:value="271.596" calcext:value-type="float">
            <text:p>271,596</text:p>
          </table:table-cell>
          <table:table-cell table:style-name="ce8" office:value-type="float" office:value="3.77067" calcext:value-type="float">
            <text:p>3,77067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2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331547" calcext:value-type="float">
            <text:p>0,331547</text:p>
          </table:table-cell>
          <table:table-cell table:style-name="ce10" office:value-type="float" office:value="6.47715" calcext:value-type="float">
            <text:p>6,47715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2" office:value-type="float" office:value="4.93907" calcext:value-type="float">
            <text:p>4,93907</text:p>
          </table:table-cell>
          <table:table-cell table:style-name="ce10" office:value-type="float" office:value="3.47836" calcext:value-type="float">
            <text:p>3,47836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2" office:value-type="float" office:value="16.2685" calcext:value-type="float">
            <text:p>16,2685</text:p>
          </table:table-cell>
          <table:table-cell table:style-name="ce10" office:value-type="float" office:value="3.56407" calcext:value-type="float">
            <text:p>3,56407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2" office:value-type="float" office:value="37.2674" calcext:value-type="float">
            <text:p>37,2674</text:p>
          </table:table-cell>
          <table:table-cell table:style-name="ce10" office:value-type="float" office:value="3.68792" calcext:value-type="float">
            <text:p>3,68792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2" office:value-type="float" office:value="72.3223" calcext:value-type="float">
            <text:p>72,3223</text:p>
          </table:table-cell>
          <table:table-cell table:style-name="ce10" office:value-type="float" office:value="3.71166" calcext:value-type="float">
            <text:p>3,71166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2" office:value-type="float" office:value="128.994" calcext:value-type="float">
            <text:p>128,994</text:p>
          </table:table-cell>
          <table:table-cell table:style-name="ce10" office:value-type="float" office:value="3.59597" calcext:value-type="float">
            <text:p>3,59597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2" office:value-type="float" office:value="208.475" calcext:value-type="float">
            <text:p>208,475</text:p>
          </table:table-cell>
          <table:table-cell table:style-name="ce10" office:value-type="float" office:value="3.53322" calcext:value-type="float">
            <text:p>3,53322</text:p>
          </table:table-cell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2" office:value-type="float" office:value="311.356" calcext:value-type="float">
            <text:p>311,356</text:p>
          </table:table-cell>
          <table:table-cell table:style-name="ce10" office:value-type="float" office:value="3.53136" calcext:value-type="float">
            <text:p>3,53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-00-0000</text:date>, <text:time style:data-style-name="N2" text:time-value="08:23:04.783293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1-05-18T22:12:12.550913211</dc:date>
    <meta:editing-duration>PT1H45M52S</meta:editing-duration>
    <meta:editing-cycles>10</meta:editing-cycles>
    <meta:generator>LibreOffice/6.4.6.2$Linux_X86_64 LibreOffice_project/40$Build-2</meta:generator>
    <meta:document-statistic meta:table-count="3" meta:cell-count="227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.A10:results.A19 results.C11:results.C18 results.C20:results.C27 results.A28:results.A28 results.D29:results.D36 results.A37:results.A37 results.D38:results.D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.A11:results.A18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.C11:results.C18" chart:label-cell-address="results.A10:results.A10" chart:class="chart:line">
            <chart:data-point chart:repeated="8"/>
          </chart:series>
          <chart:series chart:style-name="ch11" chart:values-cell-range-address="results.C20:results.C27" chart:label-cell-address="results.A19:results.A19" chart:class="chart:line">
            <chart:data-point chart:repeated="8"/>
          </chart:series>
          <chart:series chart:style-name="ch12" chart:values-cell-range-address="results.D29:results.D36" chart:label-cell-address="results.A28:results.A28" chart:class="chart:line">
            <chart:data-point chart:repeated="8"/>
          </chart:series>
          <chart:series chart:style-name="ch13" chart:values-cell-range-address="results.D38:results.D45" chart:label-cell-address="results.A37:results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.A10:results.A10</svg:desc>
                </draw:g>
              </table:table-cell>
              <table:table-cell office:value-type="string">
                <text:p>DPC++ CPU</text:p>
                <draw:g>
                  <svg:desc>results.A19:results.A19</svg:desc>
                </draw:g>
              </table:table-cell>
              <table:table-cell office:value-type="string">
                <text:p>Sequencial</text:p>
                <draw:g>
                  <svg:desc>results.A28:results.A28</svg:desc>
                </draw:g>
              </table:table-cell>
              <table:table-cell office:value-type="string">
                <text:p>OpenMP CPU</text:p>
                <draw:g>
                  <svg:desc>results.A37:results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.A11:results.A18</svg:desc>
                </draw:g>
              </table:table-cell>
              <table:table-cell office:value-type="float" office:value="2.57484">
                <text:p>2.57484</text:p>
                <draw:g>
                  <svg:desc>results.C11:results.C18</svg:desc>
                </draw:g>
              </table:table-cell>
              <table:table-cell office:value-type="float" office:value="5.35197">
                <text:p>5.35197</text:p>
                <draw:g>
                  <svg:desc>results.C20:results.C27</svg:desc>
                </draw:g>
              </table:table-cell>
              <table:table-cell office:value-type="float" office:value="0.832894">
                <text:p>0.832894</text:p>
                <draw:g>
                  <svg:desc>results.D29:results.D36</svg:desc>
                </draw:g>
              </table:table-cell>
              <table:table-cell office:value-type="float" office:value="1.17848">
                <text:p>1.17848</text:p>
                <draw:g>
                  <svg:desc>results.D38:results.D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0.833094">
                <text:p>0.833094</text:p>
              </table:table-cell>
              <table:table-cell office:value-type="float" office:value="2.38594">
                <text:p>2.385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0.834891">
                <text:p>0.834891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0.832127">
                <text:p>0.832127</text:p>
              </table:table-cell>
              <table:table-cell office:value-type="float" office:value="3.02532">
                <text:p>3.0253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0.834348">
                <text:p>0.834348</text:p>
              </table:table-cell>
              <table:table-cell office:value-type="float" office:value="3.26831">
                <text:p>3.268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0.833555">
                <text:p>0.833555</text:p>
              </table:table-cell>
              <table:table-cell office:value-type="float" office:value="3.42999">
                <text:p>3.4299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0.675608">
                <text:p>0.675608</text:p>
              </table:table-cell>
              <table:table-cell office:value-type="float" office:value="2.73701">
                <text:p>2.737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0.731385">
                <text:p>0.731385</text:p>
              </table:table-cell>
              <table:table-cell office:value-type="float" office:value="3.05824">
                <text:p>3.0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23cm" svg:height="9.006cm" xlink:href=".." xlink:type="simple" chart:class="chart:line" chart:style-name="ch1">
        <chart:title svg:x="3.018cm" svg:y="0.316cm" chart:style-name="ch2">
          <text:p>Speedup vs número de processadores</text:p>
        </chart:title>
        <chart:plot-area chart:style-name="ch3" table:cell-range-address="speedup.E28:speedup.E36 speedup.B28:speedup.B28 speedup.C28:speedup.C36" chart:data-source-has-labels="both" svg:x="1.287cm" svg:y="1.275cm" svg:width="12.26cm" svg:height="6.57cm">
          <chartooo:coordinate-region svg:x="2.094cm" svg:y="1.474cm" svg:width="11.081cm" svg:height="5.724cm"/>
          <chart:axis chart:dimension="x" chart:name="primary-x" chart:style-name="ch4" chartooo:axis-type="auto">
            <chartooo:date-scale/>
            <chart:title svg:x="5.442cm" svg:y="8.025cm" chart:style-name="ch5">
              <text:p>Número de processadores</text:p>
            </chart:title>
            <chart:categories table:cell-range-address="speedup.E28:speedup.E36"/>
          </chart:axis>
          <chart:axis chart:dimension="y" chart:name="primary-y" chart:style-name="ch4">
            <chart:title svg:x="0.451cm" svg:y="5.279cm" chart:style-name="ch6">
              <text:p>Speedup</text:p>
            </chart:title>
            <chart:grid chart:style-name="ch7" chart:class="major"/>
          </chart:axis>
          <chart:series chart:style-name="ch8" chart:values-cell-range-address="speedup.C28:speedup.C36" chart:label-cell-address="speedup.B28:speedup.B2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=</text:p>
                <draw:g>
                  <svg:desc>speedup.B28:speedup.B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edup.E28:speedup.E36</svg:desc>
                </draw:g>
              </table:table-cell>
              <table:table-cell office:value-type="float" office:value="1.99616669854208">
                <text:p>1.99616669854208</text:p>
                <draw:g>
                  <svg:desc>speedup.C28:speedup.C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708801977964">
                <text:p>3.97708801977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388783888389">
                <text:p>7.89388783888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520244035969">
                <text:p>15.55202440359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2020629950076">
                <text:p>30.2020629950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0928563404899">
                <text:p>57.0928563404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.903645068655">
                <text:p>102.9036450686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8.417585488875">
                <text:p>258.417585488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5.420934822962">
                <text:p>345.42093482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_LU.A29:results_LU.A36 results.A10:results.A10 results.C11:results.C18 results.A19:results.A19 results.C20:results.C27 results.A28:results.A28 results_LU.C29:results_LU.C36 results.A37:results.A37 results_LU.C38:results_LU.C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_LU.A29:results_LU.A36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.C11:results.C18" chart:label-cell-address="results.A10:results.A10" chart:class="chart:line">
            <chart:data-point chart:repeated="8"/>
          </chart:series>
          <chart:series chart:style-name="ch11" chart:values-cell-range-address="results.C20:results.C27" chart:label-cell-address="results.A19:results.A19" chart:class="chart:line">
            <chart:data-point chart:repeated="8"/>
          </chart:series>
          <chart:series chart:style-name="ch12" chart:values-cell-range-address="results_LU.C29:results_LU.C36" chart:label-cell-address="results.A28:results.A28" chart:class="chart:line">
            <chart:data-point chart:repeated="8"/>
          </chart:series>
          <chart:series chart:style-name="ch13" chart:values-cell-range-address="results_LU.C38:results_LU.C45" chart:label-cell-address="results.A37:results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.A10:results.A10</svg:desc>
                </draw:g>
              </table:table-cell>
              <table:table-cell office:value-type="string">
                <text:p>DPC++ CPU</text:p>
                <draw:g>
                  <svg:desc>results.A19:results.A19</svg:desc>
                </draw:g>
              </table:table-cell>
              <table:table-cell office:value-type="string">
                <text:p>Sequencial</text:p>
                <draw:g>
                  <svg:desc>results.A28:results.A28</svg:desc>
                </draw:g>
              </table:table-cell>
              <table:table-cell office:value-type="string">
                <text:p>OpenMP CPU</text:p>
                <draw:g>
                  <svg:desc>results.A37:results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_LU.A29:results_LU.A36</svg:desc>
                </draw:g>
              </table:table-cell>
              <table:table-cell office:value-type="float" office:value="2.57484">
                <text:p>2.57484</text:p>
                <draw:g>
                  <svg:desc>results.C11:results.C18</svg:desc>
                </draw:g>
              </table:table-cell>
              <table:table-cell office:value-type="float" office:value="5.35197">
                <text:p>5.35197</text:p>
                <draw:g>
                  <svg:desc>results.C20:results.C27</svg:desc>
                </draw:g>
              </table:table-cell>
              <table:table-cell office:value-type="float" office:value="8.10265">
                <text:p>8.10265</text:p>
                <draw:g>
                  <svg:desc>results_LU.C29:results_LU.C36</svg:desc>
                </draw:g>
              </table:table-cell>
              <table:table-cell office:value-type="float" office:value="6.47715">
                <text:p>6.47715</text:p>
                <draw:g>
                  <svg:desc>results_LU.C38:results_LU.C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3.71099">
                <text:p>3.71099</text:p>
              </table:table-cell>
              <table:table-cell office:value-type="float" office:value="3.47836">
                <text:p>3.47836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3.83349">
                <text:p>3.83349</text:p>
              </table:table-cell>
              <table:table-cell office:value-type="float" office:value="3.56407">
                <text:p>3.564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3.84682">
                <text:p>3.84682</text:p>
              </table:table-cell>
              <table:table-cell office:value-type="float" office:value="3.68792">
                <text:p>3.6879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3.88696">
                <text:p>3.88696</text:p>
              </table:table-cell>
              <table:table-cell office:value-type="float" office:value="3.71166">
                <text:p>3.71166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3.90818">
                <text:p>3.90818</text:p>
              </table:table-cell>
              <table:table-cell office:value-type="float" office:value="3.59597">
                <text:p>3.59597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3.72575">
                <text:p>3.72575</text:p>
              </table:table-cell>
              <table:table-cell office:value-type="float" office:value="3.53322">
                <text:p>3.533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3.77067">
                <text:p>3.77067</text:p>
              </table:table-cell>
              <table:table-cell office:value-type="float" office:value="3.53136">
                <text:p>3.53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